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text-properties fo:font-weight="bold" style:font-weight-asian="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logo introductorio:</text:p>
      <text:p text:style-name="Standard">El mundo de los protagonistas es Reynos (sí, he pillado la palabra reino la he puesto en plural y le he metido una “y”, originalidad al máximo). Antaño, el demonio “Belial” tentó a la mitad de los gobernantes del mundo con otorgarles aquello que más deseaban a cambio de abrir las puertas del Infierno, llevando al mundo a una guerra sin cuartel por ver quién era el primero en encontrar la forma de hacerlo, la Guerra Demoníaca.</text:p>
      <text:p text:style-name="Standard">La guerra conllevo muchos sacrificios y a medida que avanzaba la puerta al Infierno se desmoronaba poco a poco, como si todos lo sangre derramada fuera la verdadera llave para abrirla.</text:p>
      <text:p text:style-name="Standard">En el momento crítico en que las puertas estaban al borde de la destrucción y “Belial” iba a venir a nuestro mundo, “Cardinal”, la organización que se había formado para preservar la paz realizo un ritual para crear una nueva puerta, utilizando sellos alrededor del mundo impidieron la llegada del demonio y, con el tiempo, devolvieron al mundo a un estado de paz.</text:p>
      <text:p text:style-name="Standard">Actualmente Cardinal es la defensora de Reynos y todos los pueblos que habitan en él, sus miembros son desde grandes eruditos a poderosos guerreros que dan lo mejor de sí por este mundo, o al menos así debería ser… Con el paso de los años los sellos se han ido debilitando y los movimientos sospechosos dentro de Cardinal han aumentado preocupante mente, ante esta situación, la alta Sacerdotisa Hestia a echo llamar a la capitana de la escuadra “F”:</text:p>
      <text:p text:style-name="Standard">*La escuadra pensaba que sería buena idea que fuera 'F' de suspenso xD.</text:p>
      <text:p text:style-name="P1">Primera escena:</text:p>
      <text:p text:style-name="Standard">Una sala única bien amueblada muestra a Hestia sentada junto a una mesa, tras lo cual se escucha el sonido de alguien llamando a la puerta:</text:p>
      <text:p text:style-name="Standard">Hestia-¿Quién va?</text:p>
      <text:p text:style-name="Standard">¿??-Cap..capi….CAPITANA DEL ESCUADRÓN “F”, HORACIA LABELLE A SU SERVICIO MI SEÑORA.</text:p>
      <text:p text:style-name="Standard">Hestia- Adelante</text:p>
      <text:p text:style-name="Standard">Horacia entra en escena portando su armadura completa y mira alrededor antes de posar su mirada en la sacerdotisa y ponerse firme de nuevo.</text:p>
      <text:p text:style-name="Standard">Hestia- Capitana Horacia, ¿sabe porque la he hecho llamar?</text:p>
      <text:p text:style-name="Standard">Horacia- Cre…creo que sí, le prometo que le dije Mordeim que no era buena idea utilizar explosivos en una zona sagrada pero no me hizo caso , y Kibito solo quería apagar el fuego pero como no sabe usar magia de agua acabo usando su magia de fuego y…</text:p>
      <text:p text:style-name="Standard">Hestia-¿Eh?</text:p>
      <text:p text:style-name="Standard">Horacia- ¿Eh?....quiero decir…esto…no se nada de explosivos en incendios mágicos, ¿Por qué nos reclama su señoría?</text:p>
      <text:p text:style-name="Standard">Hestia- ….. Bueno corramos un tupido velo sobre lo que acabo de oír… Quiero encargaros una misión secreta de alta importancia, ¿Conocéis los sellos de Luci?</text:p>
      <text:p text:style-name="Standard">Horacia- Por supuesto mi señora, todo miembro de Cardinal los conoce, aunque su paradero es desconocido salvo para los altos cargos.</text:p>
      <text:p text:style-name="Standard"><text:soft-page-break/>Hestia- Correcto, la misión que se os encarga es encontra dichos sellos y comprobar que se encuentran en buen estado, en caso contrario reportarlo. Esta misión debe llevarse a cabo de incógnito, por lo que vuestra misión oficial será la de comprobar el estado de las ciudades cercanas a los sellos como si de una inspección genérica se tratase. ¿Alguna pregunta?</text:p>
      <text:p text:style-name="Standard">Horacia- Sí, digo, No, digo…¿Esta segura de encargarnos esto a nosotros mi señora?</text:p>
      <text:p text:style-name="Standard">Hestia- Sois una de las escuadras de nivel más bajo, por lo que los altos cargos no se deberían fijar, además poseéis habilidades de alto nivel únicamente apocada por ciertas…malas actitudes, nadie sospechará vuestro cometido real, y los espíritus me dicen que puedo confiar en usted, Capitana Horacia. Si no hay más preguntas, este es un mapa de los sellos, no muestra su paradero exacto pero si su situación aproximada. Buena suerte y que la bendición de los espíritus este contigo.</text:p>
      <text:p text:style-name="Standard">Tras un saludo militar Horacia se despide y sale de la sala dejando sola a la sacerdotisa.</text:p>
      <text:p text:style-name="Standard">Hestia- Espero que mis visiones no estén equivocadas sobre esos chicos….</text:p>
      <text:p text:style-name="P1">Escena2:</text:p>
      <text:p text:style-name="Standard">Horacia se halla en una sala junto a 2 miembros de su escuadrón, Mordeim y Kibito.</text:p>
      <text:p text:style-name="Standard">Horacia- Así que así están las cosas, ¿Alguna pregunta?</text:p>
      <text:p text:style-name="Standard">Mordeim- Ninguna, una misión simple para alguien tan grandioso como yo.</text:p>
      <text:p text:style-name="Standard">Kibito- No tengo quejas, pero si tuviera que tener una sería que le mandan las misiones de incógnito al “negro”, malditos esclavistas retrógrados.</text:p>
      <text:p text:style-name="Standard">Horacia- Una cosa más…si se me permite decirlo…no es que lo este ordenando ni nada…aunque soy la capitana y puedo hacerlo..pero…Mordeim, ¿podrías no usar explosivos esta vez?</text:p>
      <text:p text:style-name="Standard">Mordeim- ¿Explosivos? Bah, eso está pasado de moda, paso de usarlos más.</text:p>
      <text:p text:style-name="Standard">Horacia- Fiu, bien entonces vayamos a la ciudad a prepararnos y partamos cuanto antes.</text:p>
      <text:p text:style-name="P1">Escena tutorial parte 1:</text:p>
      <text:p text:style-name="Standard"><text:span text:style-name="T2">Ciudad Deyolica</text:span>: Una calle simple con varios NPC explica lo básico de la comunicación con otras personas, compra, venta, posadas. Tras abandonar la calle el equipo se introduce en una carreta y comienzan el viaje hacia el primer pueblo.</text:p>
      <text:p text:style-name="Standard">En su trayecto cerca de un barranco mantienen una conversación sobre como sellar los sellos de Luci, en el exterior se escucha una explosión cercana.</text:p>
      <text:p text:style-name="Standard">Horacia- ¡¡¡MORDEIM!!!, ¿no dijimos que nada de explosivos?</text:p>
      <text:p text:style-name="Standard">Mordeim-Eh que yo no he sido, habrá sido el mago.</text:p>
      <text:p text:style-name="Standard">Kibito. Claaaro, como soy negro tengo que estar explotando cosas.</text:p>
      <text:p text:style-name="Standard">Una explosión nueva se escucha y alcanza la carreta, dejando la pantalla en negro…</text:p>
      <text:p text:style-name="Standard">*Una idea que se ha ocurrido para el porque de las explosiones es que las halla provocado un líder bandido o un demonio, aun por decidir.</text:p>
      <text:p text:style-name="P1">Tutorial de combate/Inicio del juego:</text:p>
      <text:p text:style-name="Standard"><text:soft-page-break/>Los protagonistas despiertan cerca de un río en mitad de un bosque, preguntándose que ha ocurrido. Percatándose que han perdido todo su equipo escuchan ruidos de cerca de unos arbustos y agarran lo primero que pillan.</text:p>
      <text:p text:style-name="Standard">“Pantalla de combate Especial con diálogos”</text:p>
      <text:p text:style-name="Standard">Horacia- ¡Ratas! Portadoras de enfermedades, deberíamos cubrirnos y…¿Eh? ¿Dónde esta la opción de defender?</text:p>
      <text:p text:style-name="Standard">Mordeim- Defender es de débiles asique me tome la libertad de desinstalarla del juego.</text:p>
      <text:p text:style-name="Standard">Kibito- Mientras me protejáis <text:s/>por ser el mago y ser negro mejor.(Tambien te tomas la libertad de romper la cuarta pared…)</text:p>
      <text:p text:style-name="Standard">“Combate normal”</text:p>
      <text:p text:style-name="Standard"/>
      <text:p text:style-name="Standard">Conversación corta sobre donde están los pj y primer escenario simple Bosque hasta llegar a la primera ciudad, Tamberl.</text:p>
      <text:p text:style-name="P2">Bosque de Tamberl<text:span text:style-name="T1">:</text:span></text:p>
      <text:p text:style-name="Standard">En el Bosque de Tamberl encontrarán muchos peligros y tesoros importantes para su aventura además de uno de los sellos de Luci pero estará protegido por el Árbol Corrompido, antiguo árbol sagrado que con la corrupción que salía del sello se volvió malvado e intentaba liberar a Belial.</text:p>
      <text:p text:style-name="Standard">*Pienso que sería buena idea que los bosses defiendan los sellos de Luci como superación por derrotarlo, en el caso del Árbol les puede decir como sellarlos o como destruirlos; aun por decidir.</text:p>
      <text:p text:style-name="Standard">*No he añadido los diálogos del Árbol Corrompido por si queréis cambiar de boss pero sus diálogos serían los básicos tipo “Fuera de aquí”, “Marchaos”, “Os destruiré aquí mismo”, etc.</text:p>
      <text:p text:style-name="Standard">Tras derrotarlo se libera de la corrupción y les dice donde están y como llegar a Tamberl además de darles una pequeña recompensa ”aun por decidir”.</text:p>
      <text:p text:style-name="Standard"/>
      <text:p text:style-name="Standard"><text:span text:style-name="T2">PJS y PNJ's</text:span>:</text:p>
      <text:p text:style-name="Standard"><text:span text:style-name="T2">Hestia</text:span>: sacerdotisa con poderes videntes que desea ante todo la paz y el bienestar del mundo, encarga al grupo la restauración de los sellos</text:p>
      <text:p text:style-name="Standard"><text:span text:style-name="T2">Belial</text:span>=: demonio antiguo que fue sellado, prometía cumplir deseos a cambio de ser liberado del Infierno.</text:p>
      <text:p text:style-name="Standard"><text:span text:style-name="T2">Archi</text:span>: Alto mando de Cardinal, capitán de la división armada, serio y testarudo, con cara de malo.<text:bookmark text:name="_GoBack"/></text:p>
      <text:p text:style-name="Standard"><text:span text:style-name="T2">Horacia</text:span>: tímida, callada, la capitana del equipo. Querer ser reconocida por los altos cargos de Cardinal como una de ellos por el honor a su padre, antiguo miembro de alto rango de Cardinal que murió.</text:p>
      <text:p text:style-name="Standard"><text:soft-page-break/><text:span text:style-name="T2">Mordeim</text:span>: Orgulloso a más no poder, un joven sin demasiados escrúpulos que se cree por encima de todo y todos. No tiende a seguir demasiado las ordenes y hace un poco lo que se le viene en gana.</text:p>
      <text:p text:style-name="Standard"><text:span text:style-name="T2">Kibito</text:span>: Mago negro, grito de guerra “Poweeer”,Frase típica: “Claro, como soy negro”, el listo del grupo. Se unió a Cardinal para vengar la muerte de su hermana mayor por los demonios en la guerra por la liberación de Belial.</text:p>
      <text:p text:style-name="Standard"/>
      <text:p text:style-name="Standard">“Al final cuando decidan si liberan los sellos: Kibito lo quiere liberar para matar a Belial, Mordeim quiere demostrar que es el más fuerte y Horacia para ser reconocida como una de las que derrotó a Bel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ibañez</meta:initial-creator>
    <dc:creator>Loli Moral</dc:creator>
    <meta:editing-cycles>25</meta:editing-cycles>
    <meta:creation-date>2018-03-01T20:43:00</meta:creation-date>
    <dc:date>2018-03-15T19:39:11.63</dc:date>
    <meta:editing-duration>PT23M13S</meta:editing-duration>
    <meta:generator>OpenOffice/4.1.5$Win32 OpenOffice.org_project/415m1$Build-9789</meta:generator>
    <meta:document-statistic meta:table-count="0" meta:image-count="0" meta:object-count="0" meta:page-count="4" meta:paragraph-count="60" meta:word-count="1355" meta:character-count="79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